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4.701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6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P4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 fo:font-style="italic"/>
    </style:style>
    <style:style style:name="T3" style:family="text">
      <style:text-properties fo:font-size="1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6.985cm" svg:height="7.62cm" svg:x="6.976cm" svg:y="2.319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draw:id="id1" draw:layer="layout" svg:width="7.266cm" svg:height="6.047cm" svg:x="8.434cm" svg:y="6.212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3" draw:text-style-name="P1" draw:id="id2" draw:layer="layout" svg:width="6.934cm" svg:height="2.899cm" svg:x="8.536cm" svg:y="1.657cm">
          <text:p text:style-name="P2"/>
        </draw:rect>
        <draw:rect draw:style-name="gr3" draw:text-style-name="P1" draw:id="id3" draw:layer="layout" svg:width="6.731cm" svg:height="3.541cm" svg:x="8.697cm" svg:y="13.945cm">
          <text:p text:style-name="P2"/>
        </draw:rect>
        <draw:frame draw:style-name="gr4" draw:text-style-name="P2" draw:layer="layout" svg:width="5.353cm" svg:height="1.822cm" svg:x="9.394cm" svg:y="8.553cm">
          <draw:text-box>
            <text:p text:style-name="P2"><text:s text:c="5"/>ArrayList</text:p>
            <text:p text:style-name="P2"><text:span text:style-name="T1">x1 = 448 bytes</text:span></text:p>
          </draw:text-box>
        </draw:frame>
        <draw:frame draw:style-name="gr5" draw:layer="layout" svg:width="5.692cm" svg:height="1.822cm" svg:x="8.596cm" svg:y="2.138cm">
          <draw:text-box>
            <text:p text:style-name="P2"><text:s text:c="10"/>Samples</text:p>
            <text:p text:style-name="P2"><text:span text:style-name="T1"><text:s text:c="7"/></text:span><text:span text:style-name="T1">x1 = 16 bytes</text:span></text:p>
          </draw:text-box>
        </draw:frame>
        <draw:connector draw:style-name="gr6" draw:text-style-name="P1" draw:layer="layout" draw:type="line" svg:x1="12.066cm" svg:y1="6.212cm" svg:x2="12.003cm" svg:y2="4.556cm" draw:start-shape="id1" draw:start-glue-point="4" draw:end-shape="id2">
          <text:p text:style-name="P2"/>
        </draw:connector>
        <draw:connector draw:style-name="gr6" draw:text-style-name="P1" draw:layer="layout" draw:type="line" svg:x1="12.066cm" svg:y1="12.259cm" svg:x2="12.062cm" svg:y2="13.945cm" draw:start-shape="id1" draw:start-glue-point="7" draw:end-shape="id3" draw:end-glue-point="0">
          <text:p text:style-name="P2"/>
        </draw:connector>
        <draw:frame draw:style-name="gr7" draw:text-style-name="P3" draw:layer="layout" svg:width="8.084cm" svg:height="2.755cm" svg:x="17.228cm" svg:y="14.193cm">
          <draw:text-box>
            <text:p text:style-name="P2"><text:span text:style-name="T2"><text:s/></text:span><text:span text:style-name="T2">1600 bytes data</text:span></text:p>
            <text:p text:style-name="P2"><text:span text:style-name="T2"><text:s/></text:span><text:span text:style-name="T2">1600 bytes overhead</text:span></text:p>
            <text:p text:style-name="P2"><text:span text:style-name="T2"/></text:p>
            <text:p text:style-name="P2"><text:span text:style-name="T2">bloat factor = 1600/3200 = 50%</text:span></text:p>
          </draw:text-box>
        </draw:frame>
        <draw:frame draw:style-name="gr5" draw:layer="layout" svg:width="1.708cm" svg:height="1.115cm" svg:x="12.009cm" svg:y="12.389cm">
          <draw:text-box>
            <text:p text:style-name="P2">100</text:p>
          </draw:text-box>
        </draw:frame>
        <draw:frame draw:style-name="gr8" draw:text-style-name="P2" draw:layer="layout" svg:width="8.412cm" svg:height="6.752cm" svg:x="14.411cm" svg:y="2.958cm">
          <draw:text-box>
            <text:p text:style-name="P2"/>
          </draw:text-box>
        </draw:frame>
        <draw:frame draw:style-name="gr5" draw:text-style-name="P4" draw:layer="layout" svg:width="13.193cm" svg:height="1.11cm" svg:x="5.771cm" svg:y="18.491cm">
          <draw:text-box>
            <text:p text:style-name="P2"><text:span text:style-name="T3">Total bloat factor: (3664 – 1600)/3664 =56% </text:span></text:p>
          </draw:text-box>
        </draw:frame>
        <draw:frame draw:style-name="gr9" draw:layer="layout" svg:width="0.853cm" svg:height="0.963cm" svg:x="12.205cm" svg:y="5.216cm">
          <draw:text-box>
            <text:p text:style-name="P2">1</text:p>
          </draw:text-box>
        </draw:frame>
        <draw:frame draw:style-name="gr4" draw:text-style-name="P2" draw:layer="layout" svg:width="5.853cm" svg:height="1.822cm" svg:x="9.303cm" svg:y="14.667cm">
          <draw:text-box>
            <text:p text:style-name="P2"><text:s text:c="8"/>Sample</text:p>
            <text:p text:style-name="P2"><text:span text:style-name="T1">x100 = 3200 bytes</text:span></text:p>
          </draw:text-box>
        </draw:frame>
        <draw:frame draw:style-name="gr7" draw:text-style-name="P3" draw:layer="layout" svg:width="5.256cm" svg:height="2.647cm" svg:x="17.146cm" svg:y="7.572cm">
          <draw:text-box>
            <text:p text:style-name="P2"><text:span text:style-name="T2"/></text:p>
            <text:p text:style-name="P2"><text:span text:style-name="T2">bloat factor = 100%</text:span></text:p>
          </draw:text-box>
        </draw:frame>
        <draw:frame draw:style-name="gr7" draw:text-style-name="P3" draw:layer="layout" svg:width="5.256cm" svg:height="2.647cm" svg:x="16.902cm" svg:y="1.765cm">
          <draw:text-box>
            <text:p text:style-name="P2"><text:span text:style-name="T2"/></text:p>
            <text:p text:style-name="P2"><text:span text:style-name="T2">bloat factor = 100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31T16:23:55</meta:creation-date>
    <dc:date>2009-04-02T14:36:41</dc:date>
    <dc:language>en-US</dc:language>
    <meta:editing-cycles>12</meta:editing-cycles>
    <meta:editing-duration>P1DT8H17M57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